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sdl2SoapOperationImpl.setSoapMep( URI soapMe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2SoapOperationImpl.getSoapMe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2SoapOperationImpl.getSoap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2SoapOperationImpl.setSoapAction( String soap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